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43b9" officeooo:paragraph-rsid="001643b9"/>
    </style:style>
    <style:style style:name="P2" style:family="paragraph" style:parent-style-name="Standard">
      <style:text-properties officeooo:rsid="00186ee2" officeooo:paragraph-rsid="00186e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UDP</text:p>
      <text:p text:style-name="P1"/>
      <text:p text:style-name="P1">1. 0%</text:p>
      <text:p text:style-name="P1">Run #1 Data: Time=0.003152 S ; Speed=634.517766 MB/S</text:p>
      <text:p text:style-name="P1">Run #2 Data: Time=0.002654 S ; Speed=753.579503 MB/S</text:p>
      <text:p text:style-name="P1">Run #3 Data: Time=0.002192 S ; Speed=912.408759 MB/S</text:p>
      <text:p text:style-name="P1">Run #4 Data: Time=0.003064 S ; Speed=652.741514 MB/S</text:p>
      <text:p text:style-name="P1">Run #5 Data: Time=0.002600 S ; Speed=769.230769 MB/S</text:p>
      <text:p text:style-name="P1"/>
      <text:p text:style-name="P1">Average time: 0.002732 S</text:p>
      <text:p text:style-name="P1">Average speed: 744.495662 MB/S</text:p>
      <text:p text:style-name="P1"/>
      <text:p text:style-name="P1">2. 2%</text:p>
      <text:p text:style-name="P1">Run #1 Data: Time=0.002045 S ; Speed=977.995110 MB/S</text:p>
      <text:p text:style-name="P1">Run #2 Data: Time=0.003164 S ; Speed=632.111252 MB/S</text:p>
      <text:p text:style-name="P1">Run #3 Data: Time=0.003292 S ; Speed=607.533414 MB/S</text:p>
      <text:p text:style-name="P1">Run #4 Data: Time=0.002854 S ; Speed=700.770848 MB/S</text:p>
      <text:p text:style-name="P1">Run #5 Data: Time=0.004846 S ; Speed=412.711515 MB/S</text:p>
      <text:p text:style-name="P1"/>
      <text:p text:style-name="P1">Average time: 0.003240 S</text:p>
      <text:p text:style-name="P1">Average speed: 666.224428 MB/S</text:p>
      <text:p text:style-name="P1"/>
      <text:p text:style-name="P2">3. 5%</text:p>
      <text:p text:style-name="P2">Run #1 Data: Time=0.003035 S ; Speed=658.978583 MB/S</text:p>
      <text:p text:style-name="P2">Run #2 Data: Time=0.005523 S ; Speed=362.122035 MB/S</text:p>
      <text:p text:style-name="P2">Run #3 Data: Time=0.002590 S ; Speed=772.200772 MB/S</text:p>
      <text:p text:style-name="P2">Run #4 Data: Time=0.007000 S ; Speed=285.714286 MB/S</text:p>
      <text:p text:style-name="P2">Run #5 Data: Time=0.005102 S ; Speed=392.003136 MB/S</text:p>
      <text:p text:style-name="P2"/>
      <text:p text:style-name="P2">Average time: 0.004650 S</text:p>
      <text:p text:style-name="P2">Average speed: 494.203762 MB/S</text:p>
      <text:p text:style-name="P2"/>
      <text:p text:style-name="P2">4. 10%</text:p>
      <text:p text:style-name="P2">Run #1 Data: Time=0.004933 S ; Speed=405.432800 MB/S</text:p>
      <text:p text:style-name="P2">Run #2 Data: Time=0.008443 S ; Speed=236.882625 MB/S</text:p>
      <text:p text:style-name="P2">Run #3 Data: Time=0.005964 S ; Speed=335.345406 MB/S</text:p>
      <text:p text:style-name="P2">Run #4 Data: Time=0.006439 S ; Speed=310.607237 MB/S</text:p>
      <text:p text:style-name="P2">Run #5 Data: Time=0.007120 S ; Speed=280.898876 MB/S</text:p>
      <text:p text:style-name="P2"/>
      <text:p text:style-name="P2">Average time: 0.006580 S</text:p>
      <text:p text:style-name="P2">Average speed: 313.833389 MB/S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3T17:31:16.302816249</meta:creation-date>
    <dc:date>2024-03-03T18:37:39.953776120</dc:date>
    <meta:editing-duration>PT6M3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33" meta:word-count="201" meta:character-count="1281" meta:non-whitespace-character-count="1113"/>
  </office:meta>
</office:document-meta>
</file>